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Menlo" svg:font-family="Menlo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2" style:family="graphic">
      <style:graphic-properties style:protect="size"/>
    </style:style>
    <style:style style:name="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Rubrik_20_och_20_innehåll-notes">
      <style:graphic-properties draw:fill-color="#ffffff" fo:min-height="13.364cm"/>
    </style:style>
    <style:style style:name="pr4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vå_20_innehållsdelar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style:text-autospace="non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Menlo" fo:font-size="12pt" fo:letter-spacing="normal" fo:language="sv" fo:country="SE" fo:font-style="normal" fo:text-shadow="none" style:text-underline-style="none" fo:font-weight="normal" style:letter-kerning="true" fo:background-color="transparent" style:font-name-asian="Menlo" style:font-size-asian="12pt" style:language-asian="sv" style:country-asian="SE" style:font-style-asian="normal" style:font-weight-asian="normal" style:font-name-complex="Menlo" style:font-size-complex="1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a8759" style:text-outline="false" style:text-line-through-style="none" style:text-line-through-type="none" style:text-position="0% 100%" style:font-name="Menlo" fo:font-size="12pt" fo:letter-spacing="normal" fo:language="sv" fo:country="SE" fo:font-style="normal" fo:text-shadow="none" style:text-underline-style="none" fo:font-weight="normal" style:letter-kerning="true" fo:background-color="transparent" style:font-name-asian="Menlo" style:font-size-asian="12pt" style:language-asian="sv" style:country-asian="SE" style:font-style-asian="normal" style:font-weight-asian="normal" style:font-name-complex="Menlo" style:font-size-complex="1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a9b7c6" style:text-outline="false" style:text-line-through-style="none" style:text-line-through-type="none" style:text-position="0% 100%" style:font-name="Menlo" fo:font-size="12pt" fo:letter-spacing="normal" fo:language="sv" fo:country="SE" fo:font-style="normal" fo:text-shadow="none" style:text-underline-style="none" fo:font-weight="normal" style:letter-kerning="true" fo:background-color="transparent" style:font-name-asian="Menlo" style:font-size-asian="12pt" style:language-asian="sv" style:country-asian="SE" style:font-style-asian="normal" style:font-weight-asian="normal" style:font-name-complex="Menlo" style:font-size-complex="1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897bb" style:text-outline="false" style:text-line-through-style="none" style:text-line-through-type="none" style:text-position="0% 100%" style:font-name="Menlo" fo:font-size="12pt" fo:letter-spacing="normal" fo:language="sv" fo:country="SE" fo:font-style="normal" fo:text-shadow="none" style:text-underline-style="none" fo:font-weight="normal" style:letter-kerning="true" fo:background-color="transparent" style:font-name-asian="Menlo" style:font-size-asian="12pt" style:language-asian="sv" style:country-asian="SE" style:font-style-asian="normal" style:font-weight-asian="normal" style:font-name-complex="Menlo" style:font-size-complex="1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Grupp nr: NR" draw:style-name="dp1" draw:master-page-name="Rubrik_20_och_20_innehåll" presentation:presentation-page-layout-name="AL1T11">
        <draw:frame draw:name="Rubrik 3" presentation:style-name="pr1" draw:text-style-name="P2" draw:layer="layout" svg:width="29.209cm" svg:height="3.681cm" svg:x="2.428cm" svg:y="1.014cm" presentation:class="title" presentation:user-transformed="true">
          <draw:text-box>
            <text:p text:style-name="P1"><text:span text:style-name="T1">Grupp nr: NR 2</text:span></text:p>
          </draw:text-box>
        </draw:frame>
        <draw:frame draw:name="Platshållare för innehåll 4" presentation:style-name="pr2" draw:text-style-name="P4" draw:layer="layout" svg:width="29.209cm" svg:height="12.086cm" svg:x="2.794cm" svg:y="5.588cm" presentation:class="outline" presentation:user-transformed="true">
          <draw:text-box>
            <text:list text:style-name="L2">
              <text:list-item>
                <text:p text:style-name="P3"><text:span text:style-name="T2">Annika Svedin, </text:span><text:span text:style-name="T2"><text:a xlink:href="mailto:annika.svedin@gmail.com" xlink:type="simple">annika.svedin@gmail.com</text:a></text:span></text:p>
              </text:list-item>
              <text:list-item>
                <text:p text:style-name="P3"><text:span text:style-name="T2">Nina Hedman, </text:span><text:span text:style-name="T2"><text:a xlink:href="mailto:ni.hedman@gmail.com" xlink:type="simple">ni.hedman@gmail.com</text:a></text:span></text:p>
              </text:list-item>
              <text:list-item>
                <text:p text:style-name="P3"><text:span text:style-name="T2">Felix Törnqvist, </text:span><text:span text:style-name="T2"><text:a xlink:href="mailto:felix.trnqvist@gmail.com" xlink:type="simple">felix.trnqvist@gmail.com</text:a></text:span></text:p>
              </text:list-item>
              <text:list-item>
                <text:p text:style-name="P3"><text:span text:style-name="T2">Victor Sago, </text:span></text:p>
              </text:list-item>
              <text:list-item>
                <text:p text:style-name="P3"><text:span text:style-name="T2">Pontus Sandliden, </text:span></text:p>
              </text:list-item>
            </text:list>
          </draw:text-box>
        </draw:frame>
        <draw:custom-shape draw:name="Rektangel 1" draw:style-name="gr1" draw:text-style-name="P5" draw:layer="layout" svg:width="22.656cm" svg:height="2.54cm" draw:transform="rotate (0.795870138909414) translate (16.541cm 17.729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sionshanteringsystem" draw:style-name="dp1" draw:master-page-name="Rubrik_20_och_20_innehåll" presentation:presentation-page-layout-name="AL1T11">
        <draw:frame draw:name="Rubrik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Versionshanteringsystem</text:span></text:p>
          </draw:text-box>
        </draw:frame>
        <draw:frame draw:name="Platshållare för innehåll 2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Git</text:span></text:p>
              </text:list-item>
              <text:list-item>
                <text:p text:style-name="P3"><text:span text:style-name="T2">GitHub</text:span></text:p>
              </text:list-item>
              <text:list-item>
                <text:p text:style-name="P3"><text:span text:style-name="T2">So far so goo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yggscript" draw:style-name="dp1" draw:master-page-name="Två_20_innehållsdelar" presentation:presentation-page-layout-name="AL2T3">
        <draw:frame draw:name="Rubrik 3" presentation:style-name="pr4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Byggscript</text:span></text:p>
          </draw:text-box>
        </draw:frame>
        <draw:frame draw:name="Platshållare för innehåll 4" presentation:style-name="pr5" draw:text-style-name="P4" draw:layer="layout" svg:width="14.392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Gradle</text:span></text:p>
              </text:list-item>
              <text:list-item>
                <text:p text:style-name="P3"><text:span text:style-name="T2"/></text:p>
              </text:list-item>
            </text:list>
            <text:p text:style-name="P3"><text:span text:style-name="T2"/></text:p>
          </draw:text-box>
        </draw:frame>
        <draw:frame draw:name="Platshållare för innehåll 5" presentation:style-name="pr5" draw:text-style-name="P4" draw:layer="layout" svg:width="14.392cm" svg:height="12.086cm" svg:x="15.045cm" svg:y="5.071cm" presentation:class="outline" presentation:user-transformed="true">
          <draw:text-box>
            <text:p text:style-name="P7"><text:span text:style-name="T3">group </text:span><text:span text:style-name="T4">'project'</text:span><text:span text:style-name="T4"><text:line-break/></text:span><text:span text:style-name="T5">version </text:span><text:span text:style-name="T4">'1.0-SNAPSHOT'</text:span><text:span text:style-name="T4"><text:line-break/></text:span><text:span text:style-name="T4"><text:line-break/></text:span><text:span text:style-name="T5">apply </text:span><text:span text:style-name="T4">plugin</text:span><text:span text:style-name="T5">: </text:span><text:span text:style-name="T4">'java'</text:span><text:span text:style-name="T4"><text:line-break/></text:span><text:span text:style-name="T4"><text:line-break/></text:span><text:span text:style-name="T5">sourceCompatibility = </text:span><text:span text:style-name="T6">1.5</text:span><text:span text:style-name="T6"><text:line-break/></text:span><text:span text:style-name="T6"><text:line-break/></text:span><text:span text:style-name="T5">repositories {</text:span><text:span text:style-name="T5"><text:line-break/></text:span><text:span text:style-name="T5"> <text:s text:c="3"/>mavenCentral()</text:span><text:span text:style-name="T5"><text:line-break/></text:span><text:span text:style-name="T5">}</text:span><text:span text:style-name="T5"><text:line-break/></text:span><text:span text:style-name="T5"><text:line-break/></text:span><text:span text:style-name="T5">dependencies {</text:span><text:span text:style-name="T5"><text:line-break/></text:span><text:span text:style-name="T5"> <text:s text:c="3"/>testCompile </text:span><text:span text:style-name="T4">group</text:span><text:span text:style-name="T5">: </text:span><text:span text:style-name="T4">'junit'</text:span><text:span text:style-name="T5">, </text:span><text:span text:style-name="T4">name</text:span><text:span text:style-name="T5">: </text:span><text:span text:style-name="T4">'junit'</text:span><text:span text:style-name="T5">, </text:span><text:span text:style-name="T4">version</text:span><text:span text:style-name="T5">: </text:span><text:span text:style-name="T4">'4.11'</text:span><text:span text:style-name="T4"><text:line-break/></text:span><text:span text:style-name="T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anering" draw:style-name="dp1" draw:master-page-name="Rubrik_20_och_20_innehåll" presentation:presentation-page-layout-name="AL1T11">
        <draw:frame draw:name="Rubrik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Planering</text:span></text:p>
          </draw:text-box>
        </draw:frame>
        <draw:frame draw:name="Platshållare för innehåll 2" presentation:style-name="pr2" draw:text-style-name="P4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Till nästa gång planerar vi att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Menlo" svg:font-family="Menlo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background" style:display-name="Två innehållsdelar-background" style:family="presentation">
      <style:graphic-properties draw:stroke="none" draw:fill="solid" draw:fill-color="#ffffff"/>
      <style:text-properties style:letter-kerning="true"/>
    </style:style>
    <style:style style:name="Två_20_innehållsdelar-backgroundobjects" style:display-name="Två 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innehållsdelar-notes" style:display-name="Två 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innehållsdelar-outline1" style:display-name="Två innehållsdelar-outline1" style:family="presentation">
      <style:graphic-properties draw:stroke="none" draw:fill="none" draw:auto-grow-height="false" draw:fit-to-size="shrink-to-fit">
        <text:list-style style:name="Två_20_innehållsdelar-outline1" style:display-name="Två 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outline2" style:display-name="Två innehållsdelar-outline2" style:family="presentation" style:parent-style-name="Två_20_innehållsdela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vå_20_innehållsdelar-outline3" style:display-name="Två innehållsdelar-outline3" style:family="presentation" style:parent-style-name="Två_20_innehållsdela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4" style:display-name="Två innehållsdelar-outline4" style:family="presentation" style:parent-style-name="Två_20_innehållsdela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5" style:display-name="Två innehållsdelar-outline5" style:family="presentation" style:parent-style-name="Två_20_innehållsdelar-outline4">
      <style:paragraph-properties fo:margin-top="0.1cm" fo:margin-bottom="0cm"/>
      <style:text-properties fo:font-size="20pt" style:font-size-asian="20pt" style:font-size-complex="20pt"/>
    </style:style>
    <style:style style:name="Två_20_innehållsdelar-outline6" style:display-name="Två innehållsdelar-outline6" style:family="presentation" style:parent-style-name="Två_20_innehållsdelar-outline5">
      <style:paragraph-properties fo:margin-top="0.1cm" fo:margin-bottom="0cm"/>
      <style:text-properties fo:font-size="20pt" style:font-size-asian="20pt" style:font-size-complex="20pt"/>
    </style:style>
    <style:style style:name="Två_20_innehållsdelar-outline7" style:display-name="Två innehållsdelar-outline7" style:family="presentation" style:parent-style-name="Två_20_innehållsdelar-outline6">
      <style:paragraph-properties fo:margin-top="0.1cm" fo:margin-bottom="0cm"/>
      <style:text-properties fo:font-size="20pt" style:font-size-asian="20pt" style:font-size-complex="20pt"/>
    </style:style>
    <style:style style:name="Två_20_innehållsdelar-outline8" style:display-name="Två innehållsdelar-outline8" style:family="presentation" style:parent-style-name="Två_20_innehållsdelar-outline7">
      <style:paragraph-properties fo:margin-top="0.1cm" fo:margin-bottom="0cm"/>
      <style:text-properties fo:font-size="20pt" style:font-size-asian="20pt" style:font-size-complex="20pt"/>
    </style:style>
    <style:style style:name="Två_20_innehållsdelar-outline9" style:display-name="Två innehållsdelar-outline9" style:family="presentation" style:parent-style-name="Två_20_innehållsdelar-outline8">
      <style:paragraph-properties fo:margin-top="0.1cm" fo:margin-bottom="0cm"/>
      <style:text-properties fo:font-size="20pt" style:font-size-asian="20pt" style:font-size-complex="20pt"/>
    </style:style>
    <style:style style:name="Två_20_innehållsdelar-subtitle" style:display-name="Två innehållsdelar-subtitle" style:family="presentation">
      <style:graphic-properties draw:stroke="none" draw:fill="none" draw:textarea-vertical-align="middle">
        <text:list-style style:name="Två_20_innehållsdelar-subtitle" style:display-name="Två 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innehållsdelar-title" style:display-name="Två innehållsdelar-title" style:family="presentation">
      <style:graphic-properties draw:stroke="none" draw:fill="none" draw:textarea-vertical-align="middle">
        <text:list-style style:name="Två_20_innehållsdelar-title" style:display-name="Två 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sv" style:country-asian="S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5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vå_20_innehållsdela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vå_20_innehållsdela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vå_20_innehållsdela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  <style:text-properties fo:font-size="28pt"/>
    </style:style>
    <style:style style:name="MP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Rubrik_20_och_20_innehåll" style:display-name="Rubrik och innehåll" style:page-layout-name="PM1" draw:style-name="Mdp1">
      <draw:frame draw:name="Rubrik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Klicka här för att ändra format</text:span></text:p>
        </draw:text-box>
      </draw:frame>
      <draw:frame draw:name="Platshållare för innehåll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07">10/7/16</text:date></text:span></text:p>
        </draw:text-box>
      </draw:frame>
      <draw:frame draw:name="Platshållare för sidfot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vå_20_innehållsdelar" style:display-name="Två innehållsdelar" style:page-layout-name="PM1" draw:style-name="Mdp1">
      <draw:frame draw:name="Rubrik 1" presentation:style-name="Mpr6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Klicka här för att ändra format</text:span></text:p>
        </draw:text-box>
      </draw:frame>
      <draw:frame draw:name="Platshållare för innehåll 2" presentation:style-name="Mpr7" draw:text-style-name="MP10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" draw:text-style-name="MP10" draw:layer="backgroundobjects" svg:width="14.392cm" svg:height="12.086cm" svg:x="17.145cm" svg:y="5.071cm" presentation:class="outline" presentation:user-transformed="true">
        <draw:text-box>
          <text:list text:style-name="ML3">
            <text:list-item>
              <text:p text:style-name="MP7"><text:span text:style-name="MT2">Click to edit the outline text format</text:span></text:p>
              <text:list>
                <text:list-item>
                  <text:p text:style-name="MP7"><text:span text:style-name="MT2">Second Outline Level</text:span></text:p>
                  <text:list>
                    <text:list-item>
                      <text:p text:style-name="MP7"><text:span text:style-name="MT2">Third Outline Level</text:span></text:p>
                      <text:list>
                        <text:list-item>
                          <text:p text:style-name="MP7"><text:span text:style-name="MT2">Fourth Outline Level</text:span></text:p>
                          <text:list>
                            <text:list-item>
                              <text:p text:style-name="MP7"><text:span text:style-name="MT2">Fifth Outline Level</text:span></text:p>
                              <text:list>
                                <text:list-item>
                                  <text:p text:style-name="MP7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8"><text:span text:style-name="MT2">Seventh Outline LevelKlicka här för att ändra format 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3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4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6"><text:date style:data-style-name="D1" text:date-value="2016-10-07">10/7/16</text:date></text:span></text:p>
        </draw:text-box>
      </draw:frame>
      <draw:frame draw:name="Platshållare för sidfot 5" presentation:style-name="Mpr8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6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0">
        <draw:page-thumbnail presentation:style-name="Två_20_innehållsdelar-title" draw:layer="backgroundobjects" svg:width="19.798cm" svg:height="11.136cm" svg:x="0.6cm" svg:y="2.257cm" presentation:class="page"/>
        <draw:frame presentation:style-name="Två_20_innehållsdela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upp nr: </dc:title>
    <meta:initial-creator>henrikbe</meta:initial-creator>
    <meta:editing-cycles>12</meta:editing-cycles>
    <meta:creation-date>2016-10-07T07:01:15</meta:creation-date>
    <dc:date>2016-10-07T15:49:50.598281000</dc:date>
    <meta:editing-duration>PT23M17S</meta:editing-duration>
    <meta:generator>LibreOffice/5.0.0.5$MacOSX_X86_64 LibreOffice_project/1b1a90865e348b492231e1c451437d7a15bb262b</meta:generator>
    <meta:document-statistic meta:object-count="51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d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